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72" calcext:value-type="float">
            <text:p>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5:16:10.491327403</meta:creation-date>
    <dc:date>2025-08-19T20:00:20.378254634</dc:date>
    <meta:editing-duration>PT4H33M51S</meta:editing-duration>
    <meta:editing-cycles>1</meta:editing-cycles>
    <meta:document-statistic meta:table-count="1" meta:cell-count="72" meta:object-count="0"/>
    <meta:generator>LibreOffice/24.8.7.2$Linux_X86_64 LibreOffice_project/480$Build-2</meta:generator>
  </office:meta>
</office:document-meta>
</file>